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029d" officeooo:paragraph-rsid="0014029d"/>
    </style:style>
    <style:style style:name="P2" style:family="paragraph" style:parent-style-name="Standard">
      <style:text-properties officeooo:rsid="0015f811" officeooo:paragraph-rsid="0015f811"/>
    </style:style>
    <style:style style:name="P3" style:family="paragraph" style:parent-style-name="Standard">
      <style:text-properties officeooo:rsid="00179222" officeooo:paragraph-rsid="00179222"/>
    </style:style>
    <style:style style:name="P4" style:family="paragraph" style:parent-style-name="Standard">
      <style:text-properties officeooo:rsid="00181893" officeooo:paragraph-rsid="00181893"/>
    </style:style>
    <style:style style:name="T1" style:family="text">
      <style:text-properties officeooo:rsid="0015cc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iel:</text:p>
      <text:p text:style-name="P1"/>
      <text:p text:style-name="P1">Unsere Idee war, ein Kontrollsystem zu entwerfen, was die optimalen Rahmenbedingungen für das Wachstum einer Pflanze trackt. Mithilfe von zwei Sensoren, sowie zwei Aktoren <text:span text:style-name="T1">haben wir dies realisiert. Die Sensoren dienen im Allgemeinen dazu Daten zu tracken. In unserem Fall haben wir einen Temperatursensor für die Ermittlung der Raumtemperatur und einen Sensor, welcher die Bodenfeuchtigkeit ermittelt. Unsere beiden Aktoren sind eine 7 Segment Anzeige, auf der die aktuelle Raumtemperatur digital angezeigt wird und eine RGB Leuchte, welche aufgrund einer bestimmten Bodenfeuchtigkeit aufleuchtet oder nicht aufleuchtet.</text:span></text:p>
      <text:p text:style-name="P1"/>
      <text:p text:style-name="P2">Wir haben sozusagen immer ein Paar an Aktoren und Sensoren. Das eine Paar ist der Temperatursensor und die Digitalanzeige und das andere Paar ist der Bodenfeuchtigkeitssensor und die RGB Leuchte.</text:p>
      <text:p text:style-name="P2"/>
      <text:p text:style-name="P3">Bei dem Paar mit der RGB ist noch anzumerken, dass wir in unserem Projekt von den drei möglichen Farben, nur zwei verwenden. Und zwar benutzen wir nur rot und grün.</text:p>
      <text:p text:style-name="P3">Sobald die RGB rot aufleuchtet, bedeutet das, dass der Boden der Pflanze zu trocken ist und mit etwas gießen nachgeholfen werden muss.</text:p>
      <text:p text:style-name="P3">Solange die RGB grün leuchtet, bedeutet das, dass der Boden genug Feuchtigkeit besitzt.</text:p>
      <text:p text:style-name="P4">Wichtig ist, dass der Wert an dem die RGB in die rote Leuchte wechseln soll, am Sensor eingestellt werden kan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1T22:03:05.468000000</dc:date>
    <meta:editing-duration>PT1H24M25S</meta:editing-duration>
    <meta:editing-cycles>4</meta:editing-cycles>
    <meta:generator>LibreOffice/7.3.2.2$Windows_X86_64 LibreOffice_project/49f2b1bff42cfccbd8f788c8dc32c1c309559be0</meta:generator>
    <meta:document-statistic meta:table-count="0" meta:image-count="0" meta:object-count="0" meta:page-count="1" meta:paragraph-count="7" meta:word-count="201" meta:character-count="1317" meta:non-whitespace-character-count="1123"/>
  </office:meta>
</office:document-meta>
</file>